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1d2" officeooo:paragraph-rsid="0007c1d2"/>
    </style:style>
    <style:style style:name="P2" style:family="paragraph" style:parent-style-name="Standard">
      <style:text-properties fo:font-size="24pt" officeooo:rsid="0007c1d2" officeooo:paragraph-rsid="0007c1d2" style:font-size-asian="24pt" style:font-size-complex="24pt"/>
    </style:style>
    <style:style style:name="P3" style:family="paragraph" style:parent-style-name="Standard">
      <style:text-properties fo:font-size="18pt" officeooo:rsid="0007c1d2" officeooo:paragraph-rsid="0007c1d2" style:font-size-asian="18pt" style:font-size-complex="18pt"/>
    </style:style>
    <style:style style:name="P4" style:family="paragraph" style:parent-style-name="Standard">
      <style:text-properties fo:font-size="18pt" officeooo:rsid="000aff1b" officeooo:paragraph-rsid="000aff1b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ithin S</text:p>
      <text:p text:style-name="P3">221IT085</text:p>
      <text:p text:style-name="P1"/>
      <text:p text:style-name="P2"><text:s text:c="19"/>IT301 Lab Assignment 3</text:p>
      <text:p text:style-name="P2"/>
      <text:p text:style-name="P3">Q1. To understand the concept of task and taskwait. Execute the</text:p>
      <text:p text:style-name="P3">following code and write the results and observation.</text:p>
      <text:p text:style-name="P3"/>
      <text:p text:style-name="P4">Code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4:57:09.766139993</meta:creation-date>
    <dc:date>2024-09-11T22:50:59.804191200</dc:date>
    <meta:editing-duration>PT13M17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1" meta:paragraph-count="6" meta:word-count="27" meta:character-count="177" meta:non-whitespace-character-count="137"/>
  </office:meta>
</office:document-meta>
</file>